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&lt;knapp saks&gt;</text:p>
      <text:p text:style-name="Normal">&lt;knapp stein&gt;</text:p>
      <text:p text:style-name="Normal">&lt;knapp papir&gt;</text:p>
      <text:p text:style-name="Normal">&lt;kode&gt;</text:p>
      <text:p text:style-name="Normal">Hvis start på nytt trykkast {</text:p>
      <text:p text:style-name="Normal">Start spel på nytt</text:p>
      <text:p text:style-name="Normal">}</text:p>
      <text:p text:style-name="Normal">Hvis knapp saks trykkast{</text:p>
      <text:p text:style-name="Normal">Var pc = tal 1-3</text:p>
      <text:p text:style-name="Normal">Hvis pc = 1 {</text:p>
      <text:p text:style-name="Normal">Tekst = pc valgte stein, du tapte</text:p>
      <text:p text:style-name="Normal">}<text:s/>elles hvis pc = 2 {</text:p>
      <text:p text:style-name="Normal">Tekst = pc valgte saks, resultat uavgjort</text:p>
      <text:p text:style-name="Normal">} elles hvis pc = 3 {</text:p>
      <text:p text:style-name="Normal">Tekst = pc valgte papir, du vannt</text:p>
      <text:p text:style-name="Normal">}</text:p>
      <text:p text:style-name="Normal">}</text:p>
      <text:p text:style-name="Normal">Hvis knapp stein trykkast{</text:p>
      <text:p text:style-name="Normal">Var pc = tal 1-3</text:p>
      <text:p text:style-name="Normal">Hvis pc = 1 {</text:p>
      <text:p text:style-name="Normal">Tekst = pc valgte stein, resultat uavgjort</text:p>
      <text:p text:style-name="Normal">} elles hvis pc = 2 {</text:p>
      <text:p text:style-name="Normal">Tekst = pc valgte saks, du vannt</text:p>
      <text:p text:style-name="Normal">} elles hvis pc = 3 {</text:p>
      <text:p text:style-name="Normal">Tekst = pc valgte papir, du tapte</text:p>
      <text:p text:style-name="Normal">}</text:p>
      <text:p text:style-name="Normal">}</text:p>
      <text:p text:style-name="Normal">Hvis knapp papir trykkast{</text:p>
      <text:p text:style-name="Normal">Var pc = tal 1-3</text:p>
      <text:p text:style-name="Normal">Hvis pc = 1 {</text:p>
      <text:p text:style-name="Normal">Tekst = pc valgte stein, du vannt</text:p>
      <text:p text:style-name="Normal">} elles hvis pc = 2 {</text:p>
      <text:p text:style-name="Normal">Tekst = pc valgte saks, du tapte</text:p>
      <text:p text:style-name="Normal">} elles hvis pc = 3 {</text:p>
      <text:p text:style-name="Normal">Tekst = pc valgte papir, resultat uavgjort</text:p>
      <text:p text:style-name="Normal">}</text:p>
      <text:p text:style-name="Normal">}</text:p>
      <text:p text:style-name="Normal"/>
      <text:p text:style-name="Normal"/>
      <text:p text:style-name="Normal">&lt;/kode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han Vikebakk</meta:initial-creator>
    <dc:creator>Johan Vikebakk</dc:creator>
    <meta:creation-date>2021-11-24T11:18:00Z</meta:creation-date>
    <dc:date>2021-11-24T11:18:00Z</dc:date>
    <meta:template xlink:href="Normal.dotm" xlink:type="simple"/>
    <meta:editing-cycles>1</meta:editing-cycles>
    <meta:editing-duration>PT0S</meta:editing-duration>
    <meta:document-statistic meta:page-count="1" meta:paragraph-count="1" meta:word-count="120" meta:character-count="755" meta:row-count="5" meta:non-whitespace-character-count="636"/>
  </office:meta>
</office:document-meta>
</file>